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ebrews 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A HISTORICAL PERSPECTIVE (7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A HISTORICAL PERSPECTIVE (7:1-3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person of Melchizedek (7:1a, 2b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person of Melchizedek (7:1a, 2b-3)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Who he was (7:2b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What he did (7:1a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Where he came from (7:3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A HISTORICAL PERSPECTIVE (7:1-3)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person of Melchizedek (7:1a, 2b-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preeminence of Melchizedek (7:1b-2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reeminence of Melchizedek (7:1b-2a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battle (7:2a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blessing (7:1b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A HISTORICAL PERSPECTIVE (7:1-3)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erson of Melchizedek (7:1a, 2b-3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eeminence of Melchizedek (7:1b-2a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2-tx-Title-and-Text" presentation:presentation-page-layout-name="Master1-PPL12" draw:id="Slide-262">
        <draw:frame draw:id="id102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Hebrews 7<text:s text:c="1"/></text:span><text:span text:style-name="a567" text:class-names=""/></text:p>
          </draw:text-box>
          <svg:title/>
          <svg:desc/>
        </draw:frame>
        <draw:frame draw:id="id103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A HISTORICAL PERSPECTIVE (7:1-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A THEOLOGICAL PERSPECTIVE (7:4-28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8" draw:style-name="a580" draw:master-page-name="Master1-Layout12-tx-Title-and-Text" presentation:presentation-page-layout-name="Master1-PPL12" draw:id="Slide-263">
        <draw:frame draw:id="id104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A THEOLOGICAL PERSPECTIVE (7:4-28):<text:s text:c="1"/></text:span><text:span text:style-name="a582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Royal (as was that of Melchizedek) (see 7:1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uperior (7:4-1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2-tx-Title-and-Text" presentation:presentation-page-layout-name="Master1-PPL12" draw:id="Slide-264">
        <draw:frame draw:id="id106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Superior (7:4-10)<text:s text:c="1"/></text:span><text:span text:style-name="a597" text:class-names=""/></text:p>
          </draw:text-box>
          <svg:title/>
          <svg:desc/>
        </draw:frame>
        <draw:frame draw:id="id107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o whom? (7:5-7): To Levi, founder of the Levitical priesthood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Why? (7:4, 8-10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0" draw:style-name="a610" draw:master-page-name="Master1-Layout12-tx-Title-and-Text" presentation:presentation-page-layout-name="Master1-PPL12" draw:id="Slide-265">
        <draw:frame draw:id="id108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Why? (7:4, 8-10)<text:s text:c="1"/></text:span><text:span text:style-name="a612" text:class-names=""/></text:p>
          </draw:text-box>
          <svg:title/>
          <svg:desc/>
        </draw:frame>
        <draw:frame draw:id="id109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Abraham was the ancestor of Levi (7:9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yet unborn Levi thus tithed to Melchizedek while still in the loins of Abraham (7:4, 8, 10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1" draw:style-name="a625" draw:master-page-name="Master1-Layout12-tx-Title-and-Text" presentation:presentation-page-layout-name="Master1-PPL12" draw:id="Slide-266">
        <draw:frame draw:id="id110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Superior (7:4-10)<text:s text:c="1"/></text:span><text:span text:style-name="a627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o whom? (7:5-7): To Levi, founder of the Levitical priesthood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Why? (7:4, 8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2-tx-Title-and-Text" presentation:presentation-page-layout-name="Master1-PPL12" draw:id="Slide-267">
        <draw:frame draw:id="id112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A THEOLOGICAL PERSPECTIVE (7:4-28):<text:s text:c="1"/></text:span><text:span text:style-name="a642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Royal (as was that of Melchizedek) (see 7:1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Superior (7:4-10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dependent (7:11-15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Independent (7:11-15)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Independent of the law (7:11-12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Independent of the tribe of Levi (7:13-15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3-twoColTx-Title-and-2-Column-Text" presentation:presentation-page-layout-name="Master1-PPL13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A THEOLOGICAL PERSPECTIVE (7:4-28):<text:s text:c="1"/></text:span><text:span text:style-name="a675" text:class-names=""/></text:p>
          </draw:text-box>
          <svg:title/>
          <svg:desc/>
        </draw:frame>
        <draw:frame draw:id="id117" presentation:style-name="a696" draw:name="Text Placeholder 2" svg:x="1.38021in" svg:y="2in" svg:width="4.61632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Royal (as was that of Melchizedek) (see 7: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Superior (7:4-10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Independent (7:11-1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verlasting (7:16-17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Guaranteed (7:20-22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  <draw:frame draw:id="id118" presentation:style-name="a715" draw:name="Text Placeholder 3" svg:x="6.16319in" svg:y="2in" svg:width="4.61632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Continuous (7:23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Permanent (7:24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Holy (7:26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All-sufficient (7:18-19, 25, 27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Flawless (7:28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5" draw:style-name="a716" draw:master-page-name="Master1-Layout12-tx-Title-and-Text" presentation:presentation-page-layout-name="Master1-PPL12" draw:id="Slide-270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Hebrews 7<text:s text:c="1"/></text:span><text:span text:style-name="a718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A HISTORICAL PERSPECTIVE (7:1-3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A THEOLOGICAL PERSPECTIVE (7:4-28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7 </dc:title>
    <meta:initial-creator>David STRICKLAND</meta:initial-creator>
    <dc:creator>David STRICKLAND</dc:creator>
    <meta:creation-date>2020-02-22T19:27:46Z</meta:creation-date>
    <dc:date>2020-02-22T19:27:47Z</dc:date>
    <meta:template xlink:href="BibleStudy" xlink:type="simple"/>
    <meta:editing-cycles>1</meta:editing-cycles>
    <meta:editing-duration>PT0S</meta:editing-duration>
    <meta:document-statistic meta:paragraph-count="53" meta:word-count="395"/>
  </office:meta>
</office:document-meta>
</file>